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iberation Serif1" svg:font-family="'Liberation Serif'" style:font-family-generic="roman"/>
    <style:font-face style:name="ArialMT" svg:font-family="ArialMT" style:font-family-generic="swis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ff0000" fo:language="en" fo:country="US"/>
    </style:style>
    <style:style style:name="P2" style:family="paragraph" style:parent-style-name="Standard">
      <style:text-properties fo:color="#ff0000" fo:language="en" fo:country="US" fo:font-weight="bold" style:font-weight-asian="bold" style:font-weight-complex="bold"/>
    </style:style>
    <style:style style:name="P3" style:family="paragraph" style:parent-style-name="Standard">
      <style:paragraph-properties fo:text-align="justify" style:justify-single-word="false"/>
      <style:text-properties fo:color="#ff0000" fo:language="en" fo:country="US" fo:font-weight="bold" style:font-weight-asian="bold" style:font-weight-complex="bold"/>
    </style:style>
    <style:style style:name="P4" style:family="paragraph" style:parent-style-name="Standard">
      <style:paragraph-properties fo:text-align="justify" style:justify-single-word="false"/>
      <style:text-properties fo:color="#ff0000" fo:language="en" fo:country="US"/>
    </style:style>
    <style:style style:name="P5" style:family="paragraph" style:parent-style-name="Standard">
      <style:text-properties fo:color="#ff0000" style:font-name="Cambria" fo:font-size="11pt" fo:language="en" fo:country="US" fo:font-weight="bold" style:font-weight-asian="bold" style:font-weight-complex="bold"/>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officeooo:paragraph-rsid="0004c297"/>
    </style:style>
    <style:style style:name="P8" style:family="paragraph" style:parent-style-name="Standard">
      <style:paragraph-properties fo:text-align="start" style:justify-single-word="false"/>
      <style:text-properties fo:language="en" fo:country="US" officeooo:paragraph-rsid="0004c297"/>
    </style:style>
    <style:style style:name="P9" style:family="paragraph" style:parent-style-name="Standard">
      <style:paragraph-properties fo:text-align="start" style:justify-single-word="false"/>
      <style:text-properties fo:language="en" fo:country="US" fo:font-weight="bold" officeooo:rsid="0004eb05" officeooo:paragraph-rsid="0004c297" style:font-weight-asian="bold" style:font-weight-complex="bold"/>
    </style:style>
    <style:style style:name="P10" style:family="paragraph" style:parent-style-name="Standard">
      <style:paragraph-properties fo:text-align="justify" style:justify-single-word="false"/>
      <style:text-properties fo:color="#000000" fo:language="en" fo:country="US" fo:font-weight="bold" officeooo:paragraph-rsid="0004c297" style:font-weight-asian="bold" style:font-weight-complex="bold"/>
    </style:style>
    <style:style style:name="P11" style:family="paragraph" style:parent-style-name="Standard">
      <style:paragraph-properties fo:text-align="justify" style:justify-single-word="false"/>
      <style:text-properties officeooo:paragraph-rsid="0003ef0a"/>
    </style:style>
    <style:style style:name="P12" style:family="paragraph" style:parent-style-name="Standard" style:master-page-name="">
      <style:paragraph-properties fo:margin-left="1.3cm" fo:margin-right="0cm" fo:text-align="justify" style:justify-single-word="false" fo:hyphenation-ladder-count="no-limit" fo:text-indent="0cm" style:auto-text-indent="false" style:page-number="auto"/>
      <style:text-properties fo:color="#ff0000" fo:language="en" fo:country="US" fo:font-weight="bold" officeooo:rsid="0004c297" officeooo:paragraph-rsid="0004c297" style:font-weight-asian="bold" style:font-weight-complex="bold" fo:hyphenate="false"/>
    </style:style>
    <style:style style:name="P13" style:family="paragraph" style:parent-style-name="Standard" style:master-page-name="">
      <style:paragraph-properties fo:margin-left="1.3cm" fo:margin-right="0cm" fo:text-align="justify" style:justify-single-word="false" fo:hyphenation-ladder-count="no-limit" fo:text-indent="0cm" style:auto-text-indent="false" style:page-number="auto"/>
      <style:text-properties fo:color="#ff0000" fo:language="en" fo:country="US" fo:font-weight="bold" officeooo:rsid="0004eb05" officeooo:paragraph-rsid="0014524b" style:font-weight-asian="bold" style:font-weight-complex="bold" fo:hyphenate="false"/>
    </style:style>
    <style:style style:name="P14" style:family="paragraph" style:parent-style-name="Standard" style:master-page-name="">
      <style:paragraph-properties fo:margin-left="1.3cm" fo:margin-right="0cm" fo:text-align="justify" style:justify-single-word="false" fo:hyphenation-ladder-count="no-limit" fo:text-indent="0cm" style:auto-text-indent="false" style:page-number="auto">
        <style:tab-stops>
          <style:tab-stop style:position="0.106cm"/>
        </style:tab-stops>
      </style:paragraph-properties>
      <style:text-properties fo:color="#ff0000" fo:language="en" fo:country="US" fo:font-weight="bold" officeooo:rsid="0005a4e0" officeooo:paragraph-rsid="0005a4e0" style:font-weight-asian="bold" style:font-weight-complex="bold" fo:hyphenate="false"/>
    </style:style>
    <style:style style:name="P15" style:family="paragraph" style:parent-style-name="Standard">
      <style:paragraph-properties fo:margin-left="1.3cm" fo:margin-right="0cm" fo:text-align="justify" style:justify-single-word="false" fo:hyphenation-ladder-count="no-limit" fo:text-indent="0cm" style:auto-text-indent="false"/>
      <style:text-properties fo:color="#ff0000" fo:language="en" fo:country="US" fo:font-weight="bold" officeooo:rsid="000ecf47" officeooo:paragraph-rsid="000ecf47" style:font-weight-asian="bold" style:font-weight-complex="bold" fo:hyphenate="false"/>
    </style:style>
    <style:style style:name="P16" style:family="paragraph" style:parent-style-name="Standard">
      <style:paragraph-properties fo:margin-left="1.3cm" fo:margin-right="0cm" fo:text-align="justify" style:justify-single-word="false" fo:hyphenation-ladder-count="no-limit" fo:text-indent="0cm" style:auto-text-indent="false"/>
      <style:text-properties fo:color="#ff0000" fo:language="en" fo:country="US" fo:font-weight="bold" officeooo:rsid="0004eb05" officeooo:paragraph-rsid="0014524b" style:font-weight-asian="bold" style:font-weight-complex="bold" fo:hyphenate="false"/>
    </style:style>
    <style:style style:name="P17" style:family="paragraph" style:parent-style-name="Standard">
      <style:paragraph-properties fo:margin-left="1.3cm" fo:margin-right="0cm" fo:text-align="justify" style:justify-single-word="false" fo:hyphenation-ladder-count="no-limit" fo:text-indent="0cm" style:auto-text-indent="false"/>
      <style:text-properties fo:color="#ff0000" fo:language="en" fo:country="US" fo:font-weight="bold" officeooo:rsid="0004eb05" officeooo:paragraph-rsid="0013b209" style:font-weight-asian="bold" style:font-weight-complex="bold" fo:hyphenate="false"/>
    </style:style>
    <style:style style:name="P18" style:family="paragraph" style:parent-style-name="Standard">
      <style:paragraph-properties fo:margin-left="1.3cm" fo:margin-right="0cm" fo:text-align="start" style:justify-single-word="false" fo:hyphenation-ladder-count="no-limit" fo:text-indent="0cm" style:auto-text-indent="false"/>
      <style:text-properties fo:language="en" fo:country="US" officeooo:paragraph-rsid="0004c297" fo:hyphenate="false"/>
    </style:style>
    <style:style style:name="P19" style:family="paragraph" style:parent-style-name="Standard">
      <style:paragraph-properties fo:margin-left="1.3cm" fo:margin-right="0cm" fo:text-align="start" style:justify-single-word="false" fo:hyphenation-ladder-count="no-limit" fo:text-indent="0cm" style:auto-text-indent="false"/>
      <style:text-properties fo:language="en" fo:country="US" officeooo:paragraph-rsid="0004eb05" fo:hyphenate="false"/>
    </style:style>
    <style:style style:name="P20" style:family="paragraph" style:parent-style-name="Standard">
      <style:paragraph-properties fo:margin-left="1.3cm" fo:margin-right="0cm" fo:text-align="start" style:justify-single-word="false" fo:hyphenation-ladder-count="no-limit" fo:text-indent="0cm" style:auto-text-indent="false"/>
      <style:text-properties fo:language="en" fo:country="US" fo:font-weight="bold" officeooo:rsid="0004eb05" officeooo:paragraph-rsid="0004eb05" style:font-weight-asian="bold" style:font-weight-complex="bold" fo:hyphenate="false"/>
    </style:style>
    <style:style style:name="P21" style:family="paragraph" style:parent-style-name="Standard">
      <style:paragraph-properties fo:margin-left="1.3cm" fo:margin-right="0cm" fo:text-align="justify" style:justify-single-word="false" fo:hyphenation-ladder-count="no-limit" fo:text-indent="0cm" style:auto-text-indent="false"/>
      <style:text-properties fo:language="en" fo:country="US" officeooo:paragraph-rsid="000ecf47" fo:hyphenate="false"/>
    </style:style>
    <style:style style:name="P22" style:family="paragraph" style:parent-style-name="Standard">
      <style:paragraph-properties fo:text-align="justify" style:justify-single-word="false" fo:break-before="page"/>
      <style:text-properties fo:language="en" fo:country="US" fo:font-weight="bold" style:font-weight-asian="bold" style:font-weight-complex="bold"/>
    </style:style>
    <style:style style:name="P23" style:family="paragraph" style:parent-style-name="Standard">
      <style:paragraph-properties fo:margin-left="1.6cm" fo:margin-right="0cm" fo:text-align="justify" style:justify-single-word="false" fo:hyphenation-ladder-count="no-limit" fo:text-indent="0cm" style:auto-text-indent="false"/>
      <style:text-properties fo:color="#ff0000" fo:language="en" fo:country="US" fo:font-weight="bold" officeooo:rsid="0008badb" officeooo:paragraph-rsid="0008badb" style:font-weight-asian="bold" style:font-weight-complex="bold" fo:hyphenate="false"/>
    </style:style>
    <style:style style:name="P24" style:family="paragraph" style:parent-style-name="Standard">
      <style:paragraph-properties fo:margin-left="1.6cm" fo:margin-right="0cm" fo:text-align="justify" style:justify-single-word="false" fo:hyphenation-ladder-count="no-limit" fo:text-indent="0cm" style:auto-text-indent="false"/>
      <style:text-properties fo:color="#ff0000" fo:language="en" fo:country="US" fo:font-weight="bold" officeooo:rsid="000b6444" officeooo:paragraph-rsid="000d317b" style:font-weight-asian="bold" style:font-weight-complex="bold" fo:hyphenate="false"/>
    </style:style>
    <style:style style:name="P25" style:family="paragraph" style:parent-style-name="Standard">
      <style:paragraph-properties fo:margin-left="1.6cm" fo:margin-right="0cm" fo:text-align="justify" style:justify-single-word="false" fo:hyphenation-ladder-count="no-limit" fo:text-indent="0cm" style:auto-text-indent="false"/>
      <style:text-properties fo:color="#ff0000" fo:language="en" fo:country="US" fo:font-weight="bold" officeooo:rsid="000b6444" officeooo:paragraph-rsid="00161a2e" style:font-weight-asian="bold" style:font-weight-complex="bold" fo:hyphenate="false"/>
    </style:style>
    <style:style style:name="P26" style:family="paragraph" style:parent-style-name="Standard">
      <style:paragraph-properties fo:margin-left="1.6cm" fo:margin-right="0cm" fo:text-align="justify" style:justify-single-word="false" fo:hyphenation-ladder-count="no-limit" fo:text-indent="0cm" style:auto-text-indent="false"/>
      <style:text-properties fo:color="#ff0000" fo:language="en" fo:country="US" fo:font-weight="bold" officeooo:rsid="000b6444" officeooo:paragraph-rsid="000b6444" style:font-weight-asian="bold" style:font-weight-complex="bold" fo:hyphenate="false"/>
    </style:style>
    <style:style style:name="P27" style:family="paragraph" style:parent-style-name="Standard">
      <style:paragraph-properties fo:margin-left="1.6cm" fo:margin-right="0cm" fo:text-align="start" style:justify-single-word="false" fo:hyphenation-ladder-count="no-limit" fo:text-indent="0cm" style:auto-text-indent="false"/>
      <style:text-properties fo:color="#ff0000" fo:language="en" fo:country="US" fo:font-weight="bold" officeooo:rsid="0004eb05" officeooo:paragraph-rsid="000b6444" style:font-weight-asian="bold" style:font-weight-complex="bold" fo:hyphenate="false"/>
    </style:style>
    <style:style style:name="P28" style:family="paragraph" style:parent-style-name="Standard">
      <style:paragraph-properties fo:margin-left="1.6cm" fo:margin-right="0cm" fo:text-align="start" style:justify-single-word="false" fo:hyphenation-ladder-count="no-limit" fo:text-indent="0cm" style:auto-text-indent="false"/>
      <style:text-properties fo:color="#ff0000" fo:language="en" fo:country="US" fo:font-weight="bold" officeooo:rsid="000c1164" officeooo:paragraph-rsid="000c1164" style:font-weight-asian="bold" style:font-weight-complex="bold" fo:hyphenate="false"/>
    </style:style>
    <style:style style:name="P29" style:family="paragraph" style:parent-style-name="Standard">
      <style:paragraph-properties fo:margin-left="1.6cm" fo:margin-right="0cm" fo:text-align="start" style:justify-single-word="false" fo:hyphenation-ladder-count="no-limit" fo:text-indent="0cm" style:auto-text-indent="false"/>
      <style:text-properties fo:language="en" fo:country="US" fo:font-weight="bold" officeooo:rsid="0008badb" officeooo:paragraph-rsid="0008badb" style:font-weight-asian="bold" style:font-weight-complex="bold" fo:hyphenate="false"/>
    </style:style>
    <style:style style:name="P30" style:family="paragraph" style:parent-style-name="Standard">
      <style:paragraph-properties fo:margin-left="1.6cm" fo:margin-right="0cm" fo:text-align="start" style:justify-single-word="false" fo:hyphenation-ladder-count="no-limit" fo:text-indent="0cm" style:auto-text-indent="false"/>
      <style:text-properties fo:language="en" fo:country="US" fo:font-weight="bold" officeooo:rsid="0004eb05" officeooo:paragraph-rsid="000b6444" style:font-weight-asian="bold" style:font-weight-complex="bold" fo:hyphenate="false"/>
    </style:style>
    <style:style style:name="P31" style:family="paragraph" style:parent-style-name="Standard">
      <style:paragraph-properties fo:margin-left="1.6cm" fo:margin-right="0cm" fo:text-align="justify" style:justify-single-word="false" fo:hyphenation-ladder-count="no-limit" fo:text-indent="0cm" style:auto-text-indent="false"/>
      <style:text-properties fo:language="en" fo:country="US" fo:font-weight="bold" officeooo:rsid="0004eb05" officeooo:paragraph-rsid="000d317b" style:font-weight-asian="bold" style:font-weight-complex="bold" fo:hyphenate="false"/>
    </style:style>
    <style:style style:name="P32" style:family="paragraph" style:parent-style-name="Standard">
      <style:paragraph-properties fo:margin-left="1.6cm" fo:margin-right="0cm" fo:text-align="start" style:justify-single-word="false" fo:hyphenation-ladder-count="no-limit" fo:text-indent="0cm" style:auto-text-indent="false"/>
      <style:text-properties fo:language="en" fo:country="US" fo:font-weight="bold" officeooo:rsid="000d317b" officeooo:paragraph-rsid="000d317b" style:font-weight-asian="bold" style:font-weight-complex="bold" fo:hyphenate="false"/>
    </style:style>
    <style:style style:name="P33" style:family="paragraph" style:parent-style-name="Standard">
      <style:paragraph-properties fo:margin-left="1.6cm" fo:margin-right="0cm" fo:text-align="start" style:justify-single-word="false" fo:hyphenation-ladder-count="no-limit" fo:text-indent="0cm" style:auto-text-indent="false"/>
      <style:text-properties fo:language="en" fo:country="US" fo:font-weight="bold" officeooo:rsid="000c1164" officeooo:paragraph-rsid="000c1164" style:font-weight-asian="bold" style:font-weight-complex="bold" fo:hyphenate="false"/>
    </style:style>
    <style:style style:name="P34" style:family="paragraph" style:parent-style-name="Standard" style:master-page-name="">
      <style:paragraph-properties fo:margin-left="1.6cm" fo:margin-right="0cm" fo:text-align="start" style:justify-single-word="false" fo:hyphenation-ladder-count="no-limit" fo:text-indent="0cm" style:auto-text-indent="false" style:page-number="auto"/>
      <style:text-properties fo:language="en" fo:country="US" fo:font-weight="bold" officeooo:rsid="0005a4e0" officeooo:paragraph-rsid="0008badb" style:font-weight-asian="bold" style:font-weight-complex="bold" fo:hyphenate="false"/>
    </style:style>
    <style:style style:name="P35" style:family="paragraph" style:parent-style-name="Standard" style:master-page-name="">
      <style:paragraph-properties fo:margin-left="1.6cm" fo:margin-right="0cm" fo:text-align="start" style:justify-single-word="false" fo:hyphenation-ladder-count="no-limit" fo:text-indent="0cm" style:auto-text-indent="false" style:page-number="auto"/>
      <style:text-properties fo:language="en" fo:country="US" fo:font-weight="bold" officeooo:rsid="000b6444" officeooo:paragraph-rsid="000b6444" style:font-weight-asian="bold" style:font-weight-complex="bold" fo:hyphenate="false"/>
    </style:style>
    <style:style style:name="P36" style:family="paragraph" style:parent-style-name="Standard" style:master-page-name="">
      <style:paragraph-properties fo:margin-left="1.6cm" fo:margin-right="0cm" fo:text-align="start" style:justify-single-word="false" fo:hyphenation-ladder-count="no-limit" fo:text-indent="0cm" style:auto-text-indent="false" style:page-number="auto"/>
      <style:text-properties fo:language="en" fo:country="US" fo:font-weight="bold" officeooo:rsid="000d317b" officeooo:paragraph-rsid="000d317b" style:font-weight-asian="bold" style:font-weight-complex="bold" fo:hyphenate="false"/>
    </style:style>
    <style:style style:name="P37" style:family="paragraph" style:parent-style-name="Standard" style:master-page-name="">
      <style:paragraph-properties fo:margin-left="1.6cm" fo:margin-right="0cm" fo:text-align="justify" style:justify-single-word="false" fo:hyphenation-ladder-count="no-limit" fo:text-indent="0cm" style:auto-text-indent="false" style:page-number="auto"/>
      <style:text-properties fo:color="#ff0000" fo:language="en" fo:country="US" fo:font-weight="bold" officeooo:rsid="000c1164" officeooo:paragraph-rsid="000c1164" style:font-weight-asian="bold" style:font-weight-complex="bold" fo:hyphenate="false"/>
    </style:style>
    <style:style style:name="P38" style:family="paragraph" style:parent-style-name="Standard" style:master-page-name="">
      <style:paragraph-properties fo:margin-left="0cm" fo:margin-right="0cm" fo:text-align="justify" style:justify-single-word="false" fo:hyphenation-ladder-count="no-limit" fo:text-indent="0cm" style:auto-text-indent="false" style:page-number="auto"/>
      <style:text-properties fo:language="en" fo:country="US" officeooo:paragraph-rsid="0004c297" fo:hyphenate="false"/>
    </style:style>
    <style:style style:name="P39" style:family="paragraph" style:parent-style-name="Standard" style:master-page-name="">
      <style:paragraph-properties fo:margin-left="0cm" fo:margin-right="0cm" fo:text-align="justify" style:justify-single-word="false" fo:hyphenation-ladder-count="no-limit" fo:text-indent="0cm" style:auto-text-indent="false" style:page-number="auto"/>
      <style:text-properties fo:language="en" fo:country="US" officeooo:paragraph-rsid="0004eb05" fo:hyphenate="false"/>
    </style:style>
    <style:style style:name="P40" style:family="paragraph" style:parent-style-name="Standard" style:master-page-name="">
      <style:paragraph-properties fo:margin-left="0cm" fo:margin-right="0cm" fo:text-align="justify" style:justify-single-word="false" fo:hyphenation-ladder-count="no-limit" fo:text-indent="0cm" style:auto-text-indent="false" style:page-number="auto"/>
      <style:text-properties fo:language="en" fo:country="US" officeooo:paragraph-rsid="000ecf47" fo:hyphenate="false"/>
    </style:style>
    <style:style style:name="P41" style:family="paragraph" style:parent-style-name="Standard" style:master-page-name="">
      <style:paragraph-properties fo:margin-left="0cm" fo:margin-right="0cm" fo:text-align="start" style:justify-single-word="false" fo:hyphenation-ladder-count="no-limit" fo:text-indent="0cm" style:auto-text-indent="false" style:page-number="auto"/>
      <style:text-properties fo:language="en" fo:country="US" fo:font-weight="bold" officeooo:rsid="0004eb05" officeooo:paragraph-rsid="0008badb" style:font-weight-asian="bold" style:font-weight-complex="bold" fo:hyphenate="false"/>
    </style:style>
    <style:style style:name="P42" style:family="paragraph" style:parent-style-name="Standard" style:master-page-name="">
      <style:paragraph-properties fo:margin-left="0cm" fo:margin-right="0cm" fo:text-align="start" style:justify-single-word="false" fo:hyphenation-ladder-count="no-limit" fo:text-indent="0cm" style:auto-text-indent="false" style:page-number="auto"/>
      <style:text-properties fo:language="en" fo:country="US" fo:font-weight="normal" officeooo:rsid="0004eb05" officeooo:paragraph-rsid="000b6444" style:font-weight-asian="normal" style:font-weight-complex="normal" fo:hyphenate="false"/>
    </style:style>
    <style:style style:name="P43" style:family="paragraph" style:parent-style-name="Standard">
      <style:paragraph-properties fo:margin-left="0cm" fo:margin-right="0cm" fo:text-align="start" style:justify-single-word="false" fo:hyphenation-ladder-count="no-limit" fo:text-indent="0cm" style:auto-text-indent="false" fo:break-before="page"/>
      <style:text-properties fo:language="en" fo:country="US" fo:font-weight="bold" officeooo:rsid="0004eb05" officeooo:paragraph-rsid="0004eb05" style:font-weight-asian="bold" style:font-weight-complex="bold" fo:hyphenate="false"/>
    </style:style>
    <style:style style:name="P44" style:family="paragraph" style:parent-style-name="Standard">
      <style:paragraph-properties fo:margin-left="0cm" fo:margin-right="0cm" fo:text-align="start" style:justify-single-word="false" fo:hyphenation-ladder-count="no-limit" fo:text-indent="0cm" style:auto-text-indent="false" fo:break-before="page"/>
      <style:text-properties fo:language="en" fo:country="US" fo:font-weight="bold" officeooo:rsid="000a3be8" officeooo:paragraph-rsid="000a3be8" style:font-weight-asian="bold" style:font-weight-complex="bold" fo:hyphenate="false"/>
    </style:style>
    <style:style style:name="P45" style:family="paragraph" style:parent-style-name="Standard">
      <style:paragraph-properties fo:margin-left="0cm" fo:margin-right="0cm" fo:text-align="start" style:justify-single-word="false" fo:hyphenation-ladder-count="no-limit" fo:text-indent="0cm" style:auto-text-indent="false" fo:break-before="page"/>
      <style:text-properties fo:language="en" fo:country="US" fo:font-weight="bold" officeooo:rsid="000b6444" officeooo:paragraph-rsid="000b6444" style:font-weight-asian="bold" style:font-weight-complex="bold" fo:hyphenate="false"/>
    </style:style>
    <style:style style:name="P46"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4eb05" officeooo:paragraph-rsid="0004eb05" style:font-weight-asian="bold" style:font-weight-complex="bold" fo:hyphenate="false"/>
    </style:style>
    <style:style style:name="P47"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4eb05" officeooo:paragraph-rsid="0005a4e0" style:font-weight-asian="bold" style:font-weight-complex="bold" fo:hyphenate="false"/>
    </style:style>
    <style:style style:name="P48"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4eb05" officeooo:paragraph-rsid="0008badb" style:font-weight-asian="bold" style:font-weight-complex="bold" fo:hyphenate="false"/>
    </style:style>
    <style:style style:name="P49"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4eb05" officeooo:paragraph-rsid="000a3be8" style:font-weight-asian="bold" style:font-weight-complex="bold" fo:hyphenate="false"/>
    </style:style>
    <style:style style:name="P50"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4eb05" officeooo:paragraph-rsid="000b6444" style:font-weight-asian="bold" style:font-weight-complex="bold" fo:hyphenate="false"/>
    </style:style>
    <style:style style:name="P51"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bold" officeooo:rsid="0004eb05" officeooo:paragraph-rsid="000d317b" style:font-weight-asian="bold" style:font-weight-complex="bold" fo:hyphenate="false"/>
    </style:style>
    <style:style style:name="P52"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b6444" officeooo:paragraph-rsid="000b6444" style:font-weight-asian="bold" style:font-weight-complex="bold" fo:hyphenate="false"/>
    </style:style>
    <style:style style:name="P53"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b6444" officeooo:paragraph-rsid="000c1164" style:font-weight-asian="bold" style:font-weight-complex="bold" fo:hyphenate="false"/>
    </style:style>
    <style:style style:name="P54"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4eb05" officeooo:paragraph-rsid="000d317b" style:font-weight-asian="normal" style:font-weight-complex="normal" fo:hyphenate="false"/>
    </style:style>
    <style:style style:name="P55"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4eb05" officeooo:paragraph-rsid="00160e15" style:font-weight-asian="normal" style:font-weight-complex="normal" fo:hyphenate="false"/>
    </style:style>
    <style:style style:name="P56"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4eb05" officeooo:paragraph-rsid="0005a4e0" style:font-weight-asian="normal" style:font-weight-complex="normal" fo:hyphenate="false"/>
    </style:style>
    <style:style style:name="P57"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4eb05" officeooo:paragraph-rsid="0008badb" style:font-weight-asian="normal" style:font-weight-complex="normal" fo:hyphenate="false"/>
    </style:style>
    <style:style style:name="P58"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4eb05" officeooo:paragraph-rsid="0011d0b8" style:font-weight-asian="normal" style:font-weight-complex="normal" fo:hyphenate="false"/>
    </style:style>
    <style:style style:name="P59"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normal" officeooo:rsid="0004eb05" officeooo:paragraph-rsid="0005a4e0" style:font-weight-asian="normal" style:font-weight-complex="normal" fo:hyphenate="false"/>
    </style:style>
    <style:style style:name="P60"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normal" officeooo:rsid="0004eb05" officeooo:paragraph-rsid="0008badb" style:font-weight-asian="normal" style:font-weight-complex="normal" fo:hyphenate="false"/>
    </style:style>
    <style:style style:name="P61"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b6444" officeooo:paragraph-rsid="0011d0b8" style:font-weight-asian="normal" style:font-weight-complex="normal" fo:hyphenate="false"/>
    </style:style>
    <style:style style:name="P62"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b6444" officeooo:paragraph-rsid="000d317b" style:font-weight-asian="normal" style:font-weight-complex="normal" fo:hyphenate="false"/>
    </style:style>
    <style:style style:name="P63"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b6444" officeooo:paragraph-rsid="000c1164" style:font-weight-asian="normal" style:font-weight-complex="normal" fo:hyphenate="false"/>
    </style:style>
    <style:style style:name="P64" style:family="paragraph" style:parent-style-name="Standard">
      <style:paragraph-properties fo:margin-left="0cm" fo:margin-right="0cm" fo:text-align="start" style:justify-single-word="false" fo:hyphenation-ladder-count="no-limit" fo:text-indent="0cm" style:auto-text-indent="false"/>
      <style:text-properties fo:color="#ff0000" fo:language="en" fo:country="US" fo:font-weight="normal" officeooo:rsid="000b6444" officeooo:paragraph-rsid="000c1164" style:font-weight-asian="normal" style:font-weight-complex="normal" fo:hyphenate="false"/>
    </style:style>
    <style:style style:name="P65" style:family="paragraph" style:parent-style-name="Standard" style:master-page-name="">
      <style:paragraph-properties fo:margin-left="1.499cm" fo:margin-right="0cm" fo:text-align="start" style:justify-single-word="false" fo:hyphenation-ladder-count="no-limit" fo:text-indent="0cm" style:auto-text-indent="false" style:page-number="auto"/>
      <style:text-properties fo:language="en" fo:country="US" fo:font-weight="bold" officeooo:rsid="0008badb" officeooo:paragraph-rsid="0008badb" style:font-weight-asian="bold" style:font-weight-complex="bold" fo:hyphenate="false"/>
    </style:style>
    <style:style style:name="P66" style:family="paragraph" style:parent-style-name="Standard" style:master-page-name="">
      <style:paragraph-properties fo:margin-left="1.499cm" fo:margin-right="0cm" fo:text-align="start" style:justify-single-word="false" fo:hyphenation-ladder-count="no-limit" fo:text-indent="0cm" style:auto-text-indent="false" style:page-number="auto"/>
      <style:text-properties fo:language="en" fo:country="US" fo:font-weight="bold" officeooo:rsid="000d317b" officeooo:paragraph-rsid="000d317b" style:font-weight-asian="bold" style:font-weight-complex="bold" fo:hyphenate="false"/>
    </style:style>
    <style:style style:name="P67" style:family="paragraph" style:parent-style-name="Standard">
      <style:paragraph-properties fo:margin-left="1.499cm" fo:margin-right="0cm" fo:text-align="start" style:justify-single-word="false" fo:hyphenation-ladder-count="no-limit" fo:text-indent="0cm" style:auto-text-indent="false"/>
      <style:text-properties fo:language="en" fo:country="US" fo:font-weight="bold" officeooo:rsid="0004eb05" officeooo:paragraph-rsid="0008badb" style:font-weight-asian="bold" style:font-weight-complex="bold" fo:hyphenate="false"/>
    </style:style>
    <style:style style:name="P68" style:family="paragraph" style:parent-style-name="Standard">
      <style:paragraph-properties fo:margin-left="1.499cm" fo:margin-right="0cm" fo:text-align="start" style:justify-single-word="false" fo:hyphenation-ladder-count="no-limit" fo:text-indent="0cm" style:auto-text-indent="false"/>
      <style:text-properties fo:language="en" fo:country="US" fo:font-weight="bold" officeooo:rsid="000d317b" officeooo:paragraph-rsid="000d317b" style:font-weight-asian="bold" style:font-weight-complex="bold" fo:hyphenate="false"/>
    </style:style>
    <style:style style:name="P69" style:family="paragraph" style:parent-style-name="Standard">
      <style:paragraph-properties fo:margin-left="1.499cm" fo:margin-right="0cm" fo:text-align="justify" style:justify-single-word="false" fo:hyphenation-ladder-count="no-limit" fo:text-indent="0cm" style:auto-text-indent="false"/>
      <style:text-properties fo:color="#ff0000" fo:language="en" fo:country="US" fo:font-weight="bold" officeooo:rsid="0008badb" officeooo:paragraph-rsid="0011d0b8" style:font-weight-asian="bold" style:font-weight-complex="bold" fo:hyphenate="false"/>
    </style:style>
    <style:style style:name="P70" style:family="paragraph" style:parent-style-name="Standard">
      <style:paragraph-properties fo:margin-left="1.499cm" fo:margin-right="0cm" fo:text-align="justify" style:justify-single-word="false" fo:hyphenation-ladder-count="no-limit" fo:text-indent="0cm" style:auto-text-indent="false"/>
      <style:text-properties fo:color="#ff0000" fo:language="en" fo:country="US" fo:font-weight="bold" officeooo:rsid="000d317b" officeooo:paragraph-rsid="0017d276" style:font-weight-asian="bold" style:font-weight-complex="bold" fo:hyphenate="false"/>
    </style:style>
    <style:style style:name="P71" style:family="paragraph" style:parent-style-name="Standard" style:master-page-name="MP0">
      <style:paragraph-properties style:page-number="auto" fo:break-before="page"/>
      <style:text-properties fo:color="#ff0000" fo:language="en" fo:country="US" fo:font-weight="bold" style:font-weight-asian="bold" style:font-weight-complex="bold"/>
    </style:style>
    <style:style style:name="P72" style:family="paragraph" style:parent-style-name="Standard" style:master-page-name="">
      <style:paragraph-properties fo:margin-left="1.3cm" fo:margin-right="0cm" fo:text-align="justify" style:justify-single-word="false" fo:hyphenation-ladder-count="no-limit" fo:text-indent="0cm" style:auto-text-indent="false" style:page-number="auto"/>
      <style:text-properties fo:color="#ff0000" fo:language="en" fo:country="US" fo:font-weight="bold" officeooo:rsid="000b6444" officeooo:paragraph-rsid="000b6444" style:font-weight-asian="bold" style:font-weight-complex="bold" fo:hyphenate="false"/>
    </style:style>
    <style:style style:name="P73" style:family="paragraph" style:parent-style-name="Standard">
      <style:paragraph-properties fo:margin-left="1.3cm" fo:margin-right="0cm" fo:text-align="start" style:justify-single-word="false" fo:hyphenation-ladder-count="no-limit" fo:text-indent="0cm" style:auto-text-indent="false"/>
      <style:text-properties fo:language="en" fo:country="US" officeooo:paragraph-rsid="0004c297" fo:hyphenate="false"/>
    </style:style>
    <style:style style:name="P74" style:family="paragraph" style:parent-style-name="Standard">
      <style:paragraph-properties fo:margin-left="1.3cm" fo:margin-right="0cm" fo:text-align="justify" style:justify-single-word="false" fo:hyphenation-ladder-count="no-limit" fo:text-indent="0cm" style:auto-text-indent="false"/>
      <style:text-properties fo:color="#ff0000" fo:language="en" fo:country="US" fo:font-weight="bold" officeooo:rsid="0004c297" officeooo:paragraph-rsid="0004c297" style:font-weight-asian="bold" style:font-weight-complex="bold" fo:hyphenate="false"/>
    </style:style>
    <style:style style:name="P75" style:family="paragraph" style:parent-style-name="Standard">
      <style:paragraph-properties fo:margin-left="1.3cm" fo:margin-right="0cm" fo:text-align="justify" style:justify-single-word="false" fo:hyphenation-ladder-count="no-limit" fo:text-indent="0cm" style:auto-text-indent="false"/>
      <style:text-properties fo:color="#ff0000" fo:language="en" fo:country="US" officeooo:rsid="0004c297" officeooo:paragraph-rsid="0004c297" fo:hyphenate="false"/>
    </style:style>
    <style:style style:name="P76" style:family="paragraph" style:parent-style-name="Standard" style:master-page-name="">
      <style:paragraph-properties fo:margin-left="1.3cm" fo:margin-right="0cm" fo:text-align="justify" style:justify-single-word="false" fo:hyphenation-ladder-count="no-limit" fo:text-indent="0cm" style:auto-text-indent="false" style:page-number="auto"/>
      <style:text-properties fo:color="#ff0000" fo:language="en" fo:country="US" officeooo:paragraph-rsid="0004c297" fo:hyphenate="false"/>
    </style:style>
    <style:style style:name="P77" style:family="paragraph" style:parent-style-name="Standard">
      <style:paragraph-properties fo:margin-left="0cm" fo:margin-right="0cm" fo:text-align="start" style:justify-single-word="false" fo:hyphenation-ladder-count="no-limit" fo:text-indent="0cm" style:auto-text-indent="false"/>
      <style:text-properties fo:language="en" fo:country="US" fo:font-weight="bold" officeooo:rsid="0004eb05" officeooo:paragraph-rsid="0008badb" style:font-weight-asian="bold" style:font-weight-complex="bold" fo:hyphenate="false"/>
    </style:style>
    <style:style style:name="P78" style:family="paragraph" style:parent-style-name="Standard">
      <style:paragraph-properties fo:margin-left="0cm" fo:margin-right="0cm" fo:text-align="justify" style:justify-single-word="false" fo:hyphenation-ladder-count="no-limit" fo:text-indent="0cm" style:auto-text-indent="false"/>
      <style:text-properties fo:language="en" fo:country="US" fo:font-weight="normal" officeooo:rsid="0004eb05" officeooo:paragraph-rsid="001867e6" style:font-weight-asian="normal" style:font-weight-complex="normal" fo:hyphenate="false"/>
    </style:style>
    <style:style style:name="P79" style:family="paragraph" style:parent-style-name="Standard">
      <style:paragraph-properties fo:margin-left="1.6cm" fo:margin-right="0cm" fo:text-align="justify" style:justify-single-word="false" fo:hyphenation-ladder-count="no-limit" fo:text-indent="0cm" style:auto-text-indent="false"/>
      <style:text-properties fo:color="#ff0000" fo:language="en" fo:country="US" fo:font-weight="bold" officeooo:rsid="000b6444" officeooo:paragraph-rsid="00161a2e" style:font-weight-asian="bold" style:font-weight-complex="bold" fo:hyphenate="false"/>
    </style:style>
    <style:style style:name="P80" style:family="paragraph" style:parent-style-name="Standard">
      <style:paragraph-properties fo:margin-left="1.6cm" fo:margin-right="0cm" fo:text-align="justify" style:justify-single-word="false" fo:hyphenation-ladder-count="no-limit" fo:text-indent="0cm" style:auto-text-indent="false"/>
      <style:text-properties fo:color="#ff0000" fo:language="en" fo:country="US" fo:font-weight="bold" officeooo:rsid="000b6444" officeooo:paragraph-rsid="000b6444" style:font-weight-asian="bold" style:font-weight-complex="bold" fo:hyphenate="false"/>
    </style:style>
    <style:style style:name="P81" style:family="paragraph" style:parent-style-name="Standard">
      <style:paragraph-properties fo:margin-left="1.6cm" fo:margin-right="0cm" fo:text-align="start" style:justify-single-word="false" fo:hyphenation-ladder-count="no-limit" fo:text-indent="0cm" style:auto-text-indent="false"/>
      <style:text-properties fo:language="en" fo:country="US" fo:font-weight="bold" officeooo:rsid="0008badb" officeooo:paragraph-rsid="0008badb" style:font-weight-asian="bold" style:font-weight-complex="bold" fo:hyphenate="false"/>
    </style:style>
    <style:style style:name="P82" style:family="paragraph" style:parent-style-name="Standard">
      <style:paragraph-properties fo:margin-left="1.6cm" fo:margin-right="0cm" fo:text-align="start" style:justify-single-word="false" fo:hyphenation-ladder-count="no-limit" fo:text-indent="0cm" style:auto-text-indent="false"/>
      <style:text-properties fo:color="#000000" fo:language="en" fo:country="US" fo:font-weight="bold" officeooo:rsid="0004eb05" officeooo:paragraph-rsid="0008badb" style:font-weight-asian="bold" style:font-weight-complex="bold" fo:hyphenate="false"/>
    </style:style>
    <style:style style:name="P83" style:family="paragraph" style:parent-style-name="Standard" style:master-page-name="">
      <style:paragraph-properties fo:margin-left="1.6cm" fo:margin-right="0cm" fo:text-align="start" style:justify-single-word="false" fo:hyphenation-ladder-count="no-limit" fo:text-indent="0cm" style:auto-text-indent="false" style:page-number="auto"/>
      <style:text-properties fo:language="en" fo:country="US" fo:font-weight="bold" officeooo:rsid="0008badb" officeooo:paragraph-rsid="0008badb" style:font-weight-asian="bold" style:font-weight-complex="bold" fo:hyphenate="false"/>
    </style:style>
    <style:style style:name="P84" style:family="paragraph" style:parent-style-name="Standard" style:master-page-name="">
      <style:paragraph-properties fo:margin-left="1.6cm" fo:margin-right="0cm" fo:text-align="justify" style:justify-single-word="false" fo:hyphenation-ladder-count="no-limit" fo:text-indent="0cm" style:auto-text-indent="false" style:page-number="auto"/>
      <style:text-properties fo:color="#000000" fo:language="en" fo:country="US" fo:font-weight="bold" officeooo:rsid="0004eb05" officeooo:paragraph-rsid="001830b4" style:font-weight-asian="bold" style:font-weight-complex="bold" fo:hyphenate="false"/>
    </style:style>
    <style:style style:name="P85" style:family="paragraph" style:parent-style-name="Standard" style:master-page-name="">
      <style:paragraph-properties fo:margin-left="1.6cm" fo:margin-right="0cm" fo:text-align="justify" style:justify-single-word="false" fo:hyphenation-ladder-count="no-limit" fo:text-indent="0cm" style:auto-text-indent="false" style:page-number="auto"/>
      <style:text-properties fo:color="#000000" fo:language="en" fo:country="US" fo:font-weight="bold" officeooo:rsid="0004c297" officeooo:paragraph-rsid="001830b4" style:font-weight-asian="bold" style:font-weight-complex="bold" fo:hyphenate="false"/>
    </style:style>
    <style:style style:name="T1"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2" style:family="text">
      <style:text-properties fo:font-weight="bold" style:font-weight-asian="bold" style:font-weight-complex="bold"/>
    </style:style>
    <style:style style:name="T3" style:family="text">
      <style:text-properties fo:font-weight="bold" officeooo:rsid="0004c297" style:font-weight-asian="bold" style:font-weight-complex="bold"/>
    </style:style>
    <style:style style:name="T4" style:family="text">
      <style:text-properties fo:font-weight="bold" officeooo:rsid="0004eb05" style:font-weight-asian="bold" style:font-weight-complex="bold"/>
    </style:style>
    <style:style style:name="T5" style:family="text">
      <style:text-properties fo:font-weight="bold" officeooo:rsid="00072bd8" style:font-weight-asian="bold" style:font-weight-complex="bold"/>
    </style:style>
    <style:style style:name="T6" style:family="text">
      <style:text-properties fo:font-weight="bold" officeooo:rsid="000e5ded" style:font-weight-asian="bold" style:font-weight-complex="bold"/>
    </style:style>
    <style:style style:name="T7" style:family="text">
      <style:text-properties fo:font-weight="bold" officeooo:rsid="0010cc89" style:font-weight-asian="bold" style:font-weight-complex="bold"/>
    </style:style>
    <style:style style:name="T8" style:family="text">
      <style:text-properties fo:font-weight="bold" officeooo:rsid="00182fc6" style:font-weight-asian="bold" style:font-weight-complex="bold"/>
    </style:style>
    <style:style style:name="T9" style:family="text">
      <style:text-properties fo:font-weight="bold" officeooo:rsid="001867e6" style:font-weight-asian="bold" style:font-weight-complex="bold"/>
    </style:style>
    <style:style style:name="T10" style:family="text">
      <style:text-properties fo:color="#000000" fo:font-weight="bold" style:font-weight-asian="bold" style:font-weight-complex="bold"/>
    </style:style>
    <style:style style:name="T11" style:family="text">
      <style:text-properties style:font-name="Liberation Serif1" fo:font-size="12pt" fo:font-weight="bold" officeooo:rsid="0003ef0a" style:font-name-asian="ArialMT" style:font-size-asian="12pt" style:font-weight-asian="bold" style:font-name-complex="ArialMT" style:font-size-complex="12pt" style:font-weight-complex="bold"/>
    </style:style>
    <style:style style:name="T12" style:family="text">
      <style:text-properties style:font-name="Liberation Serif1" fo:font-size="12pt" fo:font-weight="bold" officeooo:rsid="00072bd8" style:font-name-asian="ArialMT" style:font-size-asian="12pt" style:font-weight-asian="bold" style:font-name-complex="ArialMT" style:font-size-complex="12pt" style:font-weight-complex="bold"/>
    </style:style>
    <style:style style:name="T13" style:family="text">
      <style:text-properties style:font-name="Liberation Serif1" fo:font-size="12pt" fo:font-weight="bold" officeooo:rsid="000e5ded" style:font-name-asian="ArialMT" style:font-size-asian="12pt" style:font-weight-asian="bold" style:font-name-complex="ArialMT" style:font-size-complex="12pt" style:font-weight-complex="bold"/>
    </style:style>
    <style:style style:name="T14" style:family="text">
      <style:text-properties style:font-name="Liberation Serif1" fo:font-size="12pt" fo:font-weight="bold" officeooo:rsid="0010cc89" style:font-name-asian="ArialMT" style:font-size-asian="12pt" style:font-weight-asian="bold" style:font-name-complex="ArialMT" style:font-size-complex="12pt" style:font-weight-complex="bold"/>
    </style:style>
    <style:style style:name="T15" style:family="text">
      <style:text-properties style:font-name="Liberation Serif1" fo:font-size="12pt" fo:font-weight="bold" officeooo:rsid="0013b209" style:font-name-asian="ArialMT" style:font-size-asian="12pt" style:font-weight-asian="bold" style:font-name-complex="ArialMT" style:font-size-complex="12pt" style:font-weight-complex="bold"/>
    </style:style>
    <style:style style:name="T16" style:family="text">
      <style:text-properties fo:font-weight="normal" style:font-weight-asian="normal" style:font-weight-complex="normal"/>
    </style:style>
    <style:style style:name="T17" style:family="text">
      <style:text-properties officeooo:rsid="0005a4e0"/>
    </style:style>
    <style:style style:name="T18" style:family="text">
      <style:text-properties style:font-name="Liberation Serif" fo:font-size="12pt" fo:font-weight="bold" style:font-size-asian="12pt" style:font-weight-asian="bold" style:font-size-complex="12pt" style:font-weight-complex="bold"/>
    </style:style>
    <style:style style:name="T19" style:family="text">
      <style:text-properties officeooo:rsid="00072bd8"/>
    </style:style>
    <style:style style:name="T20" style:family="text">
      <style:text-properties officeooo:rsid="0008badb"/>
    </style:style>
    <style:style style:name="T21" style:family="text">
      <style:text-properties officeooo:rsid="000b6444"/>
    </style:style>
    <style:style style:name="T22" style:family="text">
      <style:text-properties officeooo:rsid="000d317b"/>
    </style:style>
    <style:style style:name="T23" style:family="text">
      <style:text-properties officeooo:rsid="0010cc89"/>
    </style:style>
    <style:style style:name="T24" style:family="text">
      <style:text-properties officeooo:rsid="0010fcc6"/>
    </style:style>
    <style:style style:name="T25" style:family="text">
      <style:text-properties officeooo:rsid="0011d0b8"/>
    </style:style>
    <style:style style:name="T26" style:family="text">
      <style:text-properties fo:color="#ff0000"/>
    </style:style>
    <style:style style:name="T27" style:family="text">
      <style:text-properties fo:color="#ff0000" fo:language="en" fo:country="US" fo:font-weight="bold" style:font-weight-asian="bold" style:font-weight-complex="bold"/>
    </style:style>
    <style:style style:name="T28" style:family="text">
      <style:text-properties fo:color="#ff0000" fo:language="en" fo:country="US" fo:font-weight="bold" officeooo:rsid="0003ef0a" style:font-weight-asian="bold" style:font-weight-complex="bold"/>
    </style:style>
    <style:style style:name="T29" style:family="text">
      <style:text-properties fo:color="#ff0000" officeooo:rsid="0010cc89"/>
    </style:style>
    <style:style style:name="T30" style:family="text">
      <style:text-properties fo:color="#ff0000" officeooo:rsid="0008badb"/>
    </style:style>
    <style:style style:name="T31" style:family="text">
      <style:text-properties fo:color="#ff0000" officeooo:rsid="000b6444"/>
    </style:style>
    <style:style style:name="T32" style:family="text">
      <style:text-properties fo:color="#ff0000" officeooo:rsid="001830b4"/>
    </style:style>
    <style:style style:name="T33" style:family="text">
      <style:text-properties officeooo:rsid="0013b209"/>
    </style:style>
    <style:style style:name="T34" style:family="text">
      <style:text-properties officeooo:rsid="0014524b"/>
    </style:style>
    <style:style style:name="T35" style:family="text">
      <style:text-properties officeooo:rsid="001471af"/>
    </style:style>
    <style:style style:name="T36" style:family="text">
      <style:text-properties officeooo:rsid="00160e15"/>
    </style:style>
    <style:style style:name="T37" style:family="text">
      <style:text-properties officeooo:rsid="00161a2e"/>
    </style:style>
    <style:style style:name="T38" style:family="text">
      <style:text-properties officeooo:rsid="0017d276"/>
    </style:style>
    <style:style style:name="T39" style:family="text">
      <style:text-properties officeooo:rsid="00182fc6"/>
    </style:style>
    <style:style style:name="T40" style:family="text">
      <style:text-properties officeooo:rsid="000e5ded"/>
    </style:style>
    <style:style style:name="T41" style:family="text">
      <style:text-properties officeooo:rsid="0004c297"/>
    </style:style>
    <style:style style:name="T42" style:family="text">
      <style:text-properties officeooo:rsid="001830b4"/>
    </style:style>
    <style:style style:name="T43" style:family="text">
      <style:text-properties officeooo:rsid="001867e6"/>
    </style:style>
    <style:style style:name="T44" style:family="text">
      <style:text-properties officeooo:rsid="00196f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ear Editor:</text:p>
      <text:p text:style-name="P2"/>
      <text:p text:style-name="P11"><text:span text:style-name="Default_20_Paragraph_20_Font"><text:span text:style-name="T27">Attached is the revised version of our paper “Improving the Vector Generation Strategy of Differential Evolution for Large-Scale Optimization” (manuscript number: </text:span></text:span><text:bookmark text:name=":2t8"/><text:span text:style-name="Default_20_Paragraph_20_Font"><text:span text:style-name="T28">INS-D-14-2003</text:span></text:span><text:span text:style-name="Default_20_Paragraph_20_Font"><text:span text:style-name="T27">).</text:span></text:span></text:p>
      <text:p text:style-name="P2"/>
      <text:p text:style-name="P4"><text:span text:style-name="T18">We have carefully read the review report. The comments and suggestions provided by the reviewers are very interesting and have certainly allowed us to improve </text:span><text:span text:style-name="T1">the quality of the manuscript. </text:span><text:span text:style-name="T11">In th</text:span><text:span text:style-name="T12">is</text:span><text:span text:style-name="T11"> new version, we have extended the literature review by </text:span><text:span text:style-name="T13">citing and commenting</text:span><text:span text:style-name="T11"> </text:span><text:span text:style-name="T13">several</text:span><text:span text:style-name="T11"> additional important papers on large-scale optimization. In order to avoid a too large growing of the paper, <text:s/>readers are also referred to a recent survey that was published in Information Sciences. In addition, we provide new results by incorporating our proposals into </text:span><text:span text:style-name="T14">three</text:span><text:span text:style-name="T11"> state-of-the-art DE schemes, </text:span><text:span text:style-name="T14">as recommended by the reviewers</text:span><text:span text:style-name="T11">. The new experimentation reveals that benefits can also be obtained with </text:span><text:span text:style-name="T15">state-of-the-art</text:span><text:span text:style-name="T11"> DE variants, which is probably the main strength of the new version of the paper. </text:span><text:span text:style-name="T15">In addition, a study of the complexity of our proposal is included. </text:span><text:span text:style-name="T2">The rest of this document presents our detailed responses to the reviewers’ comments. </text:span></text:p>
      <text:p text:style-name="P2"/>
      <text:p text:style-name="P3">We would like to thank you and the reviewers for the time invested in evaluating our work. We really appreciate all their valuable comments.</text:p>
      <text:p text:style-name="P5"/>
      <text:p text:style-name="P2">Sincerely,</text:p>
      <text:p text:style-name="P2"><text:s text:c="3"/>The authors</text:p>
      <text:p text:style-name="P1"/>
      <text:p text:style-name="P6"/>
      <text:p text:style-name="P6"/>
      <text:p text:style-name="P6"><text:line-break/></text:p>
      <text:p text:style-name="P22">Reviewer 1</text:p>
      <text:p text:style-name="P7"><text:line-break/>This paper explores the relationship between certain weaknesses that had been detected by several previous published papers on the use of large dimensionalities. The mathematical analysis also shows that by using a variable mutation scale factor, these problems can be partially alleviated. The authors propose two schemes that can be used simultaneously have been devised. The paper is well written. I have the following major and minor comments:</text:p>
      <text:p text:style-name="P7"><text:line-break/>As long as this work handles LSGO, an in-depth literature review is needed to highlight previously published works that utilizes DE, DE-only and hybrid methods.</text:p>
      <text:p text:style-name="P7"/>
      <text:p text:style-name="P7"/>
      <text:p text:style-name="P7"><text:tab/><text:span text:style-name="T10">Response 1</text:span></text:p>
      <text:p text:style-name="P10"><text:tab/></text:p>
      <text:p text:style-name="P12">We have significantly extended section 2.2, which is devoted to large-scale optimization with DE. Specifically, several papers on <text:span text:style-name="T35">non-hybrid DE, </text:span>adaptation, memetic schemes and coevolution have been <text:span text:style-name="T35">included</text:span>. In addition, we have cited a recent survey on Metaheuristics for large scale optimization. This last paper includes much information on this topic.</text:p>
      <text:p text:style-name="P38"><text:line-break/>A comprehensive comparative analysis -along with this consider a detailed statistical analysis of the work. I expected the authors will complete the study and look at other methods that were published in the competition, that use DE only like jDElscop, GaDE, GoDE, and SOUPDE. Other hybrid methods are worth looking at like MOS (the winner of the SOCO competition [comparison]), SaDE-MMTS, among others. It is very useful to compare the work against these methods, and since most of their codes are available, you can see the effect of adding your schemes to their methods (or their basic engine) and see the effect</text:p>
      <text:p text:style-name="P8"><text:tab/></text:p>
      <text:p text:style-name="P8"/>
      <text:p text:style-name="P8"><text:tab/><text:span text:style-name="T4">Response 2</text:span></text:p>
      <text:p text:style-name="P9"/>
      <text:p text:style-name="P76"><text:span text:style-name="T3">Thank you very much for this comment. We think that with the new experiments, the benefits of the new schemes are now much clearer. We have selected </text:span><text:span text:style-name="T7">three</text:span><text:span text:style-name="T3"> non-hybrid </text:span><text:span text:style-name="T7">state-of-the-art </text:span><text:span text:style-name="T3">DE schemes that are based on quite different principles and we have incorporated our proposals in them. Specifically, GODE (which is based on opposition-based learning), GADE (based on automatic adaptation) </text:span><text:span text:style-name="T7">and jDElscop (based on the use of variable population size, among others)</text:span><text:span text:style-name="T3"> were selected. The new results show that significant benefits can be obtained in </text:span><text:span text:style-name="T7">every</text:span><text:span text:style-name="T3"> case. Moreover, </text:span><text:span text:style-name="T6">some </text:span><text:span text:style-name="T3">new conclusions c</text:span><text:span text:style-name="T6">ould</text:span><text:span text:style-name="T3"> be </text:span><text:span text:style-name="T6">drawn</text:span><text:span text:style-name="T3"> from these experiments.</text:span></text:p>
      <text:p text:style-name="P74"/>
      <text:p text:style-name="P75"><text:span text:style-name="T2">We have also included some comments about the use of our </text:span><text:span text:style-name="T5">proposals</text:span><text:span text:style-name="T2"> in hybrid schemes. In this case, incorporating our proposals is more challenging. The reason is that in most hybrid approaches, the </text:span><text:span text:style-name="T6">functions</text:span><text:span text:style-name="T2"> of each different </text:span><text:span text:style-name="T5">scheme </text:span><text:span text:style-name="T2">involved </text:span><text:span text:style-name="T5">are</text:span><text:span text:style-name="T2"> not independent. For instance, in MOS, </text:span><text:span text:style-name="T9">MTS</text:span><text:span text:style-name="T2"> is not used only for intensification, but also for exploration. </text:span><text:span text:style-name="T8">W</text:span><text:span text:style-name="T4">e have shown that with the new </text:span><text:span text:style-name="T7">proposals</text:span><text:span text:style-name="T4">, a better exploration can be </text:span><text:span text:style-name="T7">done</text:span><text:span text:style-name="T4">, </text:span><text:span text:style-name="T5">and the results obtained with non-hybrid schemes can be significantly improved. </text:span><text:span text:style-name="T8">However, there is yet some gap between hybrid and non-hybrid schemes, so further improvements in the field of non-hybrid schemes are required.</text:span><text:span text:style-name="T5"> </text:span><text:span text:style-name="T8">Specifically, the global search capabilities of DE must be further improved.</text:span><text:span text:style-name="T7"> </text:span><text:span text:style-name="T4">We have included additional comments on this topic.</text:span></text:p>
      <text:p text:style-name="P18"><text:soft-page-break/></text:p>
      <text:p text:style-name="P18"/>
      <text:p text:style-name="P39">Time must be considered in this analysis and compare to how it affects the basic DE</text:p>
      <text:p text:style-name="P19"/>
      <text:p text:style-name="P20">Response 3</text:p>
      <text:p text:style-name="P20"/>
      <text:p text:style-name="P15">In our new proposals, the only time-consuming task is the continuation scheme. In this version of the paper we have included an analysis of the complexity of our proposal, and we show the penalties associated to different problems. In addition, we show <text:span text:style-name="T39">how to</text:span> predict the penalty associated to problems with different evaluation cost<text:span text:style-name="T36">s</text:span>. This clearly show<text:span text:style-name="T39">s</text:span> that even with relatively <text:span text:style-name="T36">i</text:span>nexpensive functions, the penalty term <text:span text:style-name="T33">associated to our proposals is admissible</text:span>. This means that for practical demanding problems, the time incurred by the continuation scheme can be considered negligible. This study is reported in Section 4.1.</text:p>
      <text:p text:style-name="P21"><text:line-break/></text:p>
      <text:p text:style-name="P40">References must be formatted as instructed by INS. Please consider the correct journal and conference abbreviations</text:p>
      <text:p text:style-name="P40"/>
      <text:p text:style-name="P20"><text:span text:style-name="T26">The </text:span><text:span text:style-name="T29">correct abbreviations have been used.</text:span><text:line-break/></text:p>
      <text:p text:style-name="P43">Reviewer 2</text:p>
      <text:p text:style-name="P46"/>
      <text:p text:style-name="P54">This paper presents two strategies to improve the promotion of diversity and the exploration capabilities of well-known Differential Evolution in LSGO problems. It also reviews existing approaches to deal with this problem (adaptation of the control parameters, for example) and then mathematically analyzes the reasons why these approaches are not so effective. The convenience of the proposed strategies is studied through a series of experiments on the SOCO and CEC 2010 benchmarks, concluding that the proposed methods are effective in preventing stagnation in DE and LSGO problems.</text:p>
      <text:p text:style-name="P55"><text:line-break/>The paper is very well-written and organized. Experimentation is solid, especially when the authors discuss the contribution of each strategy independently, which is is not very frequent in the field. However, there are also some limitations that I will discuss in the following paragraphs:</text:p>
      <text:p text:style-name="P55"><text:line-break/>- In Section 4, the authors state that: "Both modifications are used when a trial vector that considers only one mutant variable is going to be created, i.e., when the value L generated by the exponential crossover is equal to one. These modifications might also be applied when several mutant variables are inherited by the trial vector. This can be done in several ways, however, and requires a more in-depth study considering the relationships among the distributions that arise for the different variables.". I agree that this analysis is harder than the case of L=1 but IMHO it should be included to enrich the proposal. In its current form (only triggered when L=1), tough there are some improvements as discussed in the experimentation, it is hard to know relevant these modifications could be for DE.</text:p>
      <text:p text:style-name="P46"/>
      <text:p text:style-name="P46"><text:tab/>Response 1</text:p>
      <text:p text:style-name="P46"/>
      <text:p text:style-name="P13">We are aware that, initially, it might appear that applying this scheme only when L = 1, might result in non-significant improvement<text:span text:style-name="T33">s. Two different drawbacks can be detected. <text:s/>First, it is applied taking into account only one variable. Second, </text:span>it is only applied with probabilibity (1 – CR). However, the results show that even <text:span text:style-name="T39">under these conditions</text:span>, significant improvements can be obtained with several different <text:span text:style-name="T23">problems and with several state-of-the-art variants of DE (this is shown in this new version of the paper)</text:span>. </text:p>
      <text:p text:style-name="P16"/>
      <text:p text:style-name="P16"><text:span text:style-name="T34">Taking into account the first drawback, it is important to note that when most of the state-of-the-art DE variants are analyzed, we can appreciate that usually a non-negligible percentage of the trial vector creations are based on modifying only one variable, so this kind of moves are really important. For instance, note that even in the complex cec'10 tests, most of the proposals incorporate the use of the exp crossover, inducing a large amount of movements of this type. If the SOCO tests are taken into account, this fact is clearer. Thus, working at least initially with this kind of moves seems really promising. We would like to also note that, initially we </text:span>thought <text:span text:style-name="T33">that the obtained benefits</text:span> might be due to the fact that in <text:span text:style-name="T17">some</text:span> of the SOCO tests, <text:span text:style-name="T17">important improvements can be obtained by solving the problems dimension by dimension, which is why we decided to include the CEC'10 tests, where this is not the case. Even in such more complex cases, the improvements obtained are significant as it is shown in the paper.</text:span></text:p>
      <text:p text:style-name="P16"/>
      <text:p text:style-name="P17"><text:span text:style-name="T34">Regarding the second drawback, the fact that it is only applied with a ratio (1 – CR) is not a so important problem because since our schemes try to avoid stagnation, even if they are applied with a relatively low probability, they can have serious implications in the evolution. For instance, when an execution reaches a point of stagnation, a simple move </text:span><text:soft-page-break/><text:span text:style-name="T34">might “unlock” the population and further improvements might be obtained with the standard operators. For instance, it is important to remark the large reduction of the mean that has been obtained in several problems will all the tested variants of DE.</text:span></text:p>
      <text:p text:style-name="P17"/>
      <text:p text:style-name="P14"><text:span text:style-name="T19">Anyway, since we think that further analyzing this research line is quite promising, we</text:span> have <text:span text:style-name="T19">already </text:span>made some experimentation with cases where L is different to one. The problem is that the distributions that arise in the different variables are not independent. Thus, simpl<text:span text:style-name="T23">e</text:span> schemes that consider th<text:span text:style-name="T20">e</text:span>m as independent distributions are not useful and degrade the performance of DE. In our opinion, incorporating copula functions to model the dependencies between the different distributions seems promising. However, this represents a whole new research direction. We have included some additional comments on this topic in Section <text:span text:style-name="T23">4 and Section 6</text:span>.</text:p>
      <text:p text:style-name="P59"/>
      <text:p text:style-name="P47"/>
      <text:p text:style-name="P56">- Also in Section 4, the authors say: "In fact, the denominators in (10) and (11) might even take different values among them. In this paper we consider them as fixed attributes, i.e., every experiment considers the specific values given before. These specific values were set by considering some preliminary executions. Since several components are already involved, it is beyond the scope of this research to engage in detailed studies on the effects of these parameters.". Again, I disagree as I consider that a study on the influence of different values of the parameters governing the proposed approach is needed to better understand its dynamics and to allow other researchers to incorporate these improvements in their own work.</text:p>
      <text:p text:style-name="P47"/>
      <text:p text:style-name="P34">Response 2</text:p>
      <text:p text:style-name="P29"/>
      <text:p text:style-name="P23"><text:span text:style-name="T23">Thank you for this comment. We have included a</text:span> new section (<text:span text:style-name="T23">5.5</text:span>) <text:span text:style-name="T23">devoted to these analyses. </text:span><text:s/><text:span text:style-name="T23">Specifically we tested our proposals with several different values of the “UpdateDenom” parameter. We identified different illustrative cases and we show them in Figure 9. The main conclusion that can be drawn from this experiment is that our proposals are not too sensitive to the setting of the updating mechanism. In fact, our experiments show that when benefits are obtained, a large range of values are admissible. Obviously, in some cases by properly tuning the parameter additional benefits can be obtained.</text:span></text:p>
      <text:p text:style-name="P48"/>
      <text:p text:style-name="P48"/>
      <text:p text:style-name="P57">- Although there are some comments here and there on the comparative performance of cDE and algorithm in [5], I would like to see a comparison with [5] and also with [18] ("one of the best algorithms in those benchmarks" in authors' words) to estimate how far the results are from more complex approaches as those described in the aforementioned papers. This is especially interesting in the case of [18], in which the results for DE, MTS-LS1 and the hybrid approach are provided independently so the authors could estimate what could happen if the DE component were replaced by cDE.</text:p>
      <text:p text:style-name="P48"/>
      <text:p text:style-name="P83">Response 3</text:p>
      <text:p text:style-name="P29"/>
      <text:p text:style-name="P84"><text:span text:style-name="T41">We have selected three non-hybrid state-of-the-art DE schemes that are based on quite different principles and we have incorporated our proposals in them. Specifically, GODE (which is based on opposition-based learning), GADE (based on automatic adaptation) and jDElscop (based on the use of variable population size, among others) </text:span><text:soft-page-break/><text:span text:style-name="T41">were selected. The new results show that significant benefits can be obtained in every case. Moreover, some new conclusions could be drawn from these experiments.</text:span></text:p>
      <text:p text:style-name="P82"/>
      <text:p text:style-name="P85">We have also included some comments about the use of our <text:span text:style-name="T19">proposals</text:span> in hybrid schemes. In this case, incorporating our proposals is more challenging. The reason is that in most hybrid approaches, the <text:span text:style-name="T40">functions</text:span> of each different <text:span text:style-name="T19">scheme </text:span>involved <text:span text:style-name="T19">are</text:span> not independent. For instance, in MOS, <text:span text:style-name="T43">MTS</text:span> is not used only for intensification, but also for exploration. <text:span text:style-name="T39">We have shown that with the new proposals, a better exploration can be done, and the results obtained with non-hybrid schemes can be significantly improved. However, there is yet some gap between hybrid and non-hybrid schemes, so further improvements in the field of non-hybrid schemes are required. Specifically, the global search capabilities of DE must be further improved. We have included additional comments on this topic.</text:span></text:p>
      <text:p text:style-name="P41"/>
      <text:p text:style-name="P48"/>
      <text:p text:style-name="P57">- Regarding the CEC 2010 benchmark, the authors should also compare their results with those of the best algorithms in the competition (I suggest the authors to check the slides that the organizers of the special session prepared with a comparison of all the algorithms taking part in CEC 2010 and CEC 2012 competitions, which used the same benchmark). Again, the reason is the same: check how the limitations of DE have been overcome with the proposed methods and how close it is now compared with the best algorithms.</text:p>
      <text:p text:style-name="P48"/>
      <text:p text:style-name="P65">Response 4</text:p>
      <text:p text:style-name="P67"/>
      <text:p text:style-name="P69"><text:span text:style-name="T24">We have been able to show that the weaknesses analyzed in this paper affect DE when dealing with the CEC tests. Our schemes provide important benefits by improving the creation of diverse trials.</text:span> However, <text:span text:style-name="T24">a</text:span>s with the SOCO tests, <text:span text:style-name="T24">there is a large gap with the schemes that have been specifically tuned for this benchmark. As with the SOCO tests, we did some experiments in these tests by including a local search as a post-optimization process. Even with the incorporation of the local search, promising results could not be obtained in some of the most complex problems when compared to the best published schemes. This means that non-hybrid DE schemes are not able to identify the best, or at least a truly promising basin of attraction. Thus, while with the incorporation of our schemes, the global search capabilities are clearly improved, further research to attain additional improvement should be done. We have added several comments to better clarify the achievements and conclusions.</text:span></text:p>
      <text:p text:style-name="P60"><text:line-break/>A minor comment: In ref [18] Pea should be Peña.</text:p>
      <text:p text:style-name="P48"/>
      <text:p text:style-name="P48"><text:span text:style-name="T16"><text:tab/></text:span><text:span text:style-name="T20">Response 5</text:span></text:p>
      <text:p text:style-name="P48"/>
      <text:p text:style-name="P49"><text:tab/><text:span text:style-name="T30">The reference has been updated.</text:span></text:p>
      <text:p text:style-name="P44">Reviewer 3</text:p>
      <text:p text:style-name="P54">This is a very interesting paper providing some insight into the deteriorated performance of DE when dealing with large-scale optimization problems. While the search space grows exponentially, the number of trial vectors that can be generated by a given population size becomes very limited, thus degrading the search ability of the method.</text:p>
      <text:p text:style-name="P78"><text:line-break/>With this nice insight, the authors propose two new schemes to increase the number of potential vectors that can be generated in differential mutation and to improve diversity of the generation of trial vectors with adaptation. The results on large-scale benchmark problems show that the performance of the original DE can be greatly improved with these two new vector generation strategies.</text:p>
      <text:p text:style-name="P78"><text:line-break/>The insights and ideas in this paper can lead to further development in the design of vector generation strategies for DE. The paper is very well written and organized. For these reasons I recommend its acceptance for publication in Information Sciences journal.</text:p>
      <text:p text:style-name="P50"/>
      <text:p text:style-name="P35">Response 1</text:p>
      <text:p text:style-name="P30"/>
      <text:p text:style-name="P24">Thank you very much for your comments. In the new version of the paper we have extended our computational study. <text:span text:style-name="T42">T</text:span>he new results support <text:span text:style-name="T42">and extend</text:span> the conclusions drawn in our first version.</text:p>
      <text:p text:style-name="P54"/>
      <text:p text:style-name="P42">Just a couple of comments and corrections:<text:line-break/><text:line-break/>- on page 3, line 98, it should be base vectors instead of target vectors.</text:p>
      <text:p text:style-name="P50"/>
      <text:p text:style-name="P50"><text:span text:style-name="T16"><text:tab/></text:span><text:span text:style-name="T21">Response 2</text:span></text:p>
      <text:p text:style-name="P50"/>
      <text:p text:style-name="P51"><text:span text:style-name="T16"><text:tab/></text:span><text:span text:style-name="T31">Thank you for the detailed reading. The sentence has been </text:span><text:span text:style-name="T32">modified.</text:span></text:p>
      <text:p text:style-name="P54"><text:line-break/>- The highlights could be improved, I think they are vague, specially the third bullet. I suggest trying to give more detail on the strategies proposed for improving performance in high-dimensional problems.</text:p>
      <text:p text:style-name="P50"/>
      <text:p text:style-name="P50"><text:span text:style-name="T16"><text:tab/></text:span><text:span text:style-name="T21">Response 3</text:span></text:p>
      <text:p text:style-name="P50"/>
      <text:p text:style-name="P72">We have extended the third bullet by including some supplementary information. In addition, we have included a new bullet: “The new proposals are an alternative way of controlling the balance between exploration and exploitation in Differential Evolution.”</text:p>
      <text:p text:style-name="P45">Reviewer 4</text:p>
      <text:p text:style-name="P58">Two new schemes that propose to improve the capabilities of DE for dealing with high dimensional problems are proposed. However, the scope of the paper is very limited and I do not find the modifications and improvements suggested worthy of publication as they do not reflect a substantial mechanism development and theoretical advancement in the original DE which can be of interest. The results also do not convince the reader that a substantial improvement can be guaranteed always. Also, the new techniques are not compared with the other recent EAs in order to prove its worth on high-dimensional problems.</text:p>
      <text:p text:style-name="P58">Overall, the paper lacks originality and innovation to be considered worthy of publication in the elsevier-INS journal. I would suggest the authors to analyze the DE algorithm carefully and deeply as the improvements suggested are not as important from the viewpoint of the user as they are reflected to be in the paper.</text:p>
      <text:p text:style-name="P50"/>
      <text:p text:style-name="P35">Response 1</text:p>
      <text:p text:style-name="P27"/>
      <text:p text:style-name="P25">In this paper, we have shown that our proposals provide significant benefits in several cases <text:span text:style-name="T37">under several conditions</text:span>. <text:span text:style-name="T37">This has been done by carefully analyzing some of the properties that arise in DE and developing some novel methods based on such analyses. Some of the benefits obtained are clearer i</text:span>n <text:span text:style-name="T37">the</text:span> new version <text:span text:style-name="T37">of the paper</text:span>, <text:span text:style-name="T37">where </text:span>we have shown that <text:span text:style-name="T37">the</text:span> benefits <text:span text:style-name="T37">are also obtained when our proposals are integrated in several </text:span>non-hybrid <text:span text:style-name="T25">state-of-the-art</text:span> DE schemes. <text:span text:style-name="T25">As expected</text:span>, there are some cases where the scheme does not produce any improvement <text:span text:style-name="T37">or there is some degradation</text:span>. Specifically, since our scheme is useful to avoid stagnation <text:span text:style-name="T25">and create more diverse trials</text:span>, problems where the basic non-hybrid DE schemes <text:span text:style-name="T25">already </text:span>obtain very high-quality solutions <text:span text:style-name="T25">in a robust way</text:span>, might be affected because our schemes delay the convergence. <text:span text:style-name="T25">Anyway, with our proposals we can better control the diversity, which represents an important advance in the field.</text:span></text:p>
      <text:p text:style-name="P25"/>
      <text:p text:style-name="P26">We have discussed our design decisions, methods and experimentation carefully and in our opinion the contributions are clear. Moreover, to our knowledge, the new proposals are quite original, specially the continuation scheme presented in Section 4.1. To our knowledge this is the first DE scheme that tries to approximate the distributions <text:span text:style-name="T42">used for perturbing</text:span> the individuals in DE <text:span text:style-name="T25">and to sightly modify them so as to accomplish some desired features</text:span>. In some way, this takes some ideas of Estimation of Distribution Algorithms, but with a completely different realization.</text:p>
      <text:p text:style-name="P26"/>
      <text:p text:style-name="P24">In the our opinion, the new version of the paper is more convincing because our proposals have been <text:span text:style-name="T42">successfully </text:span>incorporated in <text:span text:style-name="T25">three</text:span> <text:span text:style-name="T42">state-of-the-art</text:span> non-hybrid DE schemes (GODE, GADE <text:span text:style-name="T25">and jDElscop</text:span>). <text:span text:style-name="T25">In such state-of-the-art schemes,</text:span> significant improvements have been achieved, <text:span text:style-name="T25">which is probably the main strength of the new version of the paper</text:span>. In addition, we have included an analysis of the parameters of our proposal <text:span text:style-name="T25">and we show different illustrative cases of the different behaviors arising in different benchmarks</text:span>. Thus, we consider that in this new version our contributions are clearer <text:span text:style-name="T25">and our conclusions more sounded.</text:span></text:p>
      <text:p text:style-name="P31"><text:line-break/><text:line-break/></text:p>
      <text:p text:style-name="P45">Reviewer 5</text:p>
      <text:p text:style-name="P52"/>
      <text:p text:style-name="P61">The manuscript focused on improving the vector generation strategy of differential evolution for large-scale optimization. It did really thorough work on the subject. The methods are both easy to interpret and suitable for solving corresponding problems.</text:p>
      <text:p text:style-name="P61">I only have some suggestions:</text:p>
      <text:p text:style-name="P62"/>
      <text:p text:style-name="P62">1. Considering the traditional DE is not very new which already has quantities of researches or theses, some parts of this manuscript can be narrowed down further, e.g., sec.2.1. As a result, this would be helpful for clearing the innovative work of the manuscript.</text:p>
      <text:p text:style-name="P53"/>
      <text:p text:style-name="P36">Response 1</text:p>
      <text:p text:style-name="P32"/>
      <text:p text:style-name="P37">We have shortened section <text:span text:style-name="T44">2.1</text:span> and extended substantially other sections. <text:span text:style-name="T22">Specially, the sections devoted to large-scale optimization, to our proposals and to the experimentation have been extended. </text:span>Thus, in th<text:span text:style-name="T22">is</text:span> new version of the paper more e<text:span text:style-name="T25">m</text:span>phasis is given to the innovative parts.</text:p>
      <text:p text:style-name="P28"/>
      <text:p text:style-name="P33"/>
      <text:p text:style-name="P63">2. The all experiments pay attention on some benchmarks. As for further practical use, it would be much better for giving an application, like Genetic Algorithm on solving Traveling Salesman Problem.</text:p>
      <text:p text:style-name="P53"/>
      <text:p text:style-name="P66">Response 2</text:p>
      <text:p text:style-name="P68"/>
      <text:p text:style-name="P70"><text:span text:style-name="T38">Thank you for this suggestion. </text:span>We are aware that using some of the ideas applied in this paper for combinatorial problems, <text:s/>as the Traveling Salesman Problem, might be <text:span text:style-name="T38">interesting</text:span>. However, this would require new developments and analys<text:span text:style-name="T25">e</text:span>s, <text:span text:style-name="T44">so in order to include all this new information, several other parts should be reduced or removed</text:span>. <text:span text:style-name="T38">Thus, w</text:span>e will consider this suggestion for our future works.</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erif"/>
    <style:font-face style:name="Liberation Serif1" svg:font-family="'Liberation Serif'" style:font-family-generic="roman"/>
    <style:font-face style:name="ArialMT" svg:font-family="ArialMT" style:font-family-generic="swis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m0$Build-2</meta:generator>
    <meta:initial-creator>Carlos </meta:initial-creator>
    <meta:creation-date>2014-06-06T17:21:00Z</meta:creation-date>
    <dc:date>2014-12-16T06:09:29.593064682</dc:date>
    <meta:editing-cycles>57</meta:editing-cycles>
    <meta:editing-duration>P1DT8H29M11S</meta:editing-duration>
    <meta:document-statistic meta:table-count="0" meta:image-count="0" meta:object-count="0" meta:page-count="9" meta:paragraph-count="75" meta:word-count="3343" meta:character-count="21020" meta:non-whitespace-character-count="17711"/>
    <meta:template xlink:type="simple" xlink:actuate="onRequest" xlink:title="" xlink:href="Normal"/>
  </office:meta>
</office:document-meta>
</file>